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"fgpol#"</text:p>
          </table:table-cell>
          <table:table-cell office:value-type="string" calcext:value-type="string">
            <text:p>fgflag</text:p>
          </table:table-cell>
          <table:table-cell office:value-type="string" calcext:value-type="string">
            <text:p>fgedit</text:p>
          </table:table-cell>
          <table:table-cell office:value-type="string" calcext:value-type="string">
            <text:p>fglsdt</text:p>
          </table:table-cell>
          <table:table-cell office:value-type="string" calcext:value-type="string">
            <text:p>fginpd</text:p>
          </table:table-cell>
          <table:table-cell office:value-type="string" calcext:value-type="string">
            <text:p>fglstm</text:p>
          </table:table-cell>
          <table:table-cell office:value-type="string" calcext:value-type="string">
            <text:p>fguser</text:p>
          </table:table-cell>
          <table:table-cell office:value-type="string" calcext:value-type="string">
            <text:p>fgremk</text:p>
          </table:table-cell>
        </table:table-row>
        <table:table-row table:style-name="ro1">
          <table:table-cell office:value-type="string" calcext:value-type="string">
            <text:p>PA0122142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7557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9034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80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4456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4215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4215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1460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917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295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553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112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3924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09691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549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5042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2484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34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393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3845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5365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3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49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960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687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511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475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8140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973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428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3378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5006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0117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3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3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9872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4030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251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7064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590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405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646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433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97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9161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289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28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206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206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1588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0109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256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526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4538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8557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9481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8454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4890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096297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98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8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8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6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3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3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5662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683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285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285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17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171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85888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13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14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3434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169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434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0383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7170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5030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4100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830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830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2374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12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12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09781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1343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14303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6393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925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7172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0606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731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02538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3364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649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6676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2379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1680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41001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5028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4246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4246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8760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8785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1526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79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35083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1042024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07" calcext:value-type="float">
            <text:p>581007</text:p>
          </table:table-cell>
          <table:table-cell office:value-type="float" office:value="90625" calcext:value-type="float">
            <text:p>90625</text:p>
          </table:table-cell>
          <table:table-cell office:value-type="string" calcext:value-type="string">
            <text:p>UWR1</text:p>
          </table:table-cell>
          <table:table-cell/>
        </table:table-row>
        <table:table-row table:style-name="ro1">
          <table:table-cell office:value-type="string" calcext:value-type="string">
            <text:p>PA10416453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81007" calcext:value-type="float">
            <text:p>581007</text:p>
          </table:table-cell>
          <table:table-cell office:value-type="float" office:value="91047" calcext:value-type="float">
            <text:p>9104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ยกเลิกคืนเบี้ยบางส่วน</text:p>
          </table:table-cell>
        </table:table-row>
        <table:table-row table:style-name="ro1">
          <table:table-cell office:value-type="string" calcext:value-type="string">
            <text:p>PA1041867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9" calcext:value-type="float">
            <text:p>580929</text:p>
          </table:table-cell>
          <table:table-cell office:value-type="float" office:value="581007" calcext:value-type="float">
            <text:p>581007</text:p>
          </table:table-cell>
          <table:table-cell office:value-type="float" office:value="91346" calcext:value-type="float">
            <text:p>9134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03427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9" calcext:value-type="float">
            <text:p>580929</text:p>
          </table:table-cell>
          <table:table-cell office:value-type="float" office:value="581007" calcext:value-type="float">
            <text:p>581007</text:p>
          </table:table-cell>
          <table:table-cell office:value-type="float" office:value="91524" calcext:value-type="float">
            <text:p>91524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5478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9" calcext:value-type="float">
            <text:p>580929</text:p>
          </table:table-cell>
          <table:table-cell office:value-type="float" office:value="581007" calcext:value-type="float">
            <text:p>581007</text:p>
          </table:table-cell>
          <table:table-cell office:value-type="float" office:value="91618" calcext:value-type="float">
            <text:p>91618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674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8" calcext:value-type="float">
            <text:p>580928</text:p>
          </table:table-cell>
          <table:table-cell office:value-type="float" office:value="581007" calcext:value-type="float">
            <text:p>581007</text:p>
          </table:table-cell>
          <table:table-cell office:value-type="float" office:value="91721" calcext:value-type="float">
            <text:p>91721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674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9" calcext:value-type="float">
            <text:p>580929</text:p>
          </table:table-cell>
          <table:table-cell office:value-type="float" office:value="581007" calcext:value-type="float">
            <text:p>581007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0832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8" calcext:value-type="float">
            <text:p>580928</text:p>
          </table:table-cell>
          <table:table-cell office:value-type="float" office:value="581007" calcext:value-type="float">
            <text:p>581007</text:p>
          </table:table-cell>
          <table:table-cell office:value-type="float" office:value="91930" calcext:value-type="float">
            <text:p>91930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083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8" calcext:value-type="float">
            <text:p>580928</text:p>
          </table:table-cell>
          <table:table-cell office:value-type="float" office:value="581007" calcext:value-type="float">
            <text:p>581007</text:p>
          </table:table-cell>
          <table:table-cell office:value-type="float" office:value="92007" calcext:value-type="float">
            <text:p>9200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10416453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81007" calcext:value-type="float">
            <text:p>581007</text:p>
          </table:table-cell>
          <table:table-cell office:value-type="float" office:value="92126" calcext:value-type="float">
            <text:p>92126</text:p>
          </table:table-cell>
          <table:table-cell office:value-type="string" calcext:value-type="string">
            <text:p>UWR1</text:p>
          </table:table-cell>
          <table:table-cell/>
        </table:table-row>
        <table:table-row table:style-name="ro1">
          <table:table-cell office:value-type="string" calcext:value-type="string">
            <text:p>PA1041645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0928" calcext:value-type="float">
            <text:p>580928</text:p>
          </table:table-cell>
          <table:table-cell office:value-type="float" office:value="581007" calcext:value-type="float">
            <text:p>581007</text:p>
          </table:table-cell>
          <table:table-cell office:value-type="float" office:value="92207" calcext:value-type="float">
            <text:p>9220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ยกเลิกสัญญาคืนเบี้ยบางส่วน</text:p>
          </table:table-cell>
        </table:table-row>
        <table:table-row table:style-name="ro1">
          <table:table-cell office:value-type="string" calcext:value-type="string">
            <text:p>PA104202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25" calcext:value-type="float">
            <text:p>580925</text:p>
          </table:table-cell>
          <table:table-cell office:value-type="float" office:value="581007" calcext:value-type="float">
            <text:p>581007</text:p>
          </table:table-cell>
          <table:table-cell office:value-type="float" office:value="92354" calcext:value-type="float">
            <text:p>92354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428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006" calcext:value-type="float">
            <text:p>581006</text:p>
          </table:table-cell>
          <table:table-cell office:value-type="float" office:value="581007" calcext:value-type="float">
            <text:p>581007</text:p>
          </table:table-cell>
          <table:table-cell office:value-type="float" office:value="162936" calcext:value-type="float">
            <text:p>162936</text:p>
          </table:table-cell>
          <table:table-cell office:value-type="string" calcext:value-type="string">
            <text:p>UWR2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428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006" calcext:value-type="float">
            <text:p>581006</text:p>
          </table:table-cell>
          <table:table-cell office:value-type="float" office:value="581007" calcext:value-type="float">
            <text:p>581007</text:p>
          </table:table-cell>
          <table:table-cell office:value-type="float" office:value="163015" calcext:value-type="float">
            <text:p>163015</text:p>
          </table:table-cell>
          <table:table-cell office:value-type="string" calcext:value-type="string">
            <text:p>UWR2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7601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07" calcext:value-type="float">
            <text:p>581007</text:p>
          </table:table-cell>
          <table:table-cell office:value-type="float" office:value="164136" calcext:value-type="float">
            <text:p>164136</text:p>
          </table:table-cell>
          <table:table-cell office:value-type="string" calcext:value-type="string">
            <text:p>UWR2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8827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08" calcext:value-type="float">
            <text:p>581008</text:p>
          </table:table-cell>
          <table:table-cell office:value-type="float" office:value="104127" calcext:value-type="float">
            <text:p>10412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32021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09" calcext:value-type="float">
            <text:p>581009</text:p>
          </table:table-cell>
          <table:table-cell office:value-type="float" office:value="101609" calcext:value-type="float">
            <text:p>101609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1040446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009" calcext:value-type="float">
            <text:p>581009</text:p>
          </table:table-cell>
          <table:table-cell office:value-type="float" office:value="581012" calcext:value-type="float">
            <text:p>581012</text:p>
          </table:table-cell>
          <table:table-cell office:value-type="float" office:value="165356" calcext:value-type="float">
            <text:p>165356</text:p>
          </table:table-cell>
          <table:table-cell office:value-type="string" calcext:value-type="string">
            <text:p>UWR2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1762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08" calcext:value-type="float">
            <text:p>580908</text:p>
          </table:table-cell>
          <table:table-cell office:value-type="float" office:value="581015" calcext:value-type="float">
            <text:p>581015</text:p>
          </table:table-cell>
          <table:table-cell office:value-type="float" office:value="153337" calcext:value-type="float">
            <text:p>153337</text:p>
          </table:table-cell>
          <table:table-cell office:value-type="string" calcext:value-type="string">
            <text:p>UWR2</text:p>
          </table:table-cell>
          <table:table-cell office:value-type="string" calcext:value-type="string">
            <text:p>แจ้งงดรับต่อสัญญา</text:p>
          </table:table-cell>
        </table:table-row>
        <table:table-row table:style-name="ro1">
          <table:table-cell office:value-type="string" calcext:value-type="string">
            <text:p>PA0131762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08" calcext:value-type="float">
            <text:p>580908</text:p>
          </table:table-cell>
          <table:table-cell office:value-type="float" office:value="581015" calcext:value-type="float">
            <text:p>581015</text:p>
          </table:table-cell>
          <table:table-cell office:value-type="float" office:value="153444" calcext:value-type="float">
            <text:p>153444</text:p>
          </table:table-cell>
          <table:table-cell office:value-type="string" calcext:value-type="string">
            <text:p>UWR2</text:p>
          </table:table-cell>
          <table:table-cell office:value-type="string" calcext:value-type="string">
            <text:p>แจ้งงดรับ</text:p>
          </table:table-cell>
        </table:table-row>
        <table:table-row table:style-name="ro1">
          <table:table-cell office:value-type="string" calcext:value-type="string">
            <text:p>PA013145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20" calcext:value-type="float">
            <text:p>581020</text:p>
          </table:table-cell>
          <table:table-cell office:value-type="float" office:value="162422" calcext:value-type="float">
            <text:p>162422</text:p>
          </table:table-cell>
          <table:table-cell office:value-type="string" calcext:value-type="string">
            <text:p>UWR1</text:p>
          </table:table-cell>
          <table:table-cell/>
        </table:table-row>
        <table:table-row table:style-name="ro1">
          <table:table-cell office:value-type="string" calcext:value-type="string">
            <text:p>PA0131452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20" calcext:value-type="float">
            <text:p>581020</text:p>
          </table:table-cell>
          <table:table-cell office:value-type="float" office:value="162535" calcext:value-type="float">
            <text:p>162535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20552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21" calcext:value-type="float">
            <text:p>581021</text:p>
          </table:table-cell>
          <table:table-cell office:value-type="float" office:value="95311" calcext:value-type="float">
            <text:p>95311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10418447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81022" calcext:value-type="float">
            <text:p>581022</text:p>
          </table:table-cell>
          <table:table-cell office:value-type="float" office:value="170041" calcext:value-type="float">
            <text:p>170041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บอกล้างสัญญา</text:p>
          </table:table-cell>
        </table:table-row>
        <table:table-row table:style-name="ro1">
          <table:table-cell office:value-type="string" calcext:value-type="string">
            <text:p>PA0126984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030" calcext:value-type="float">
            <text:p>581030</text:p>
          </table:table-cell>
          <table:table-cell office:value-type="float" office:value="141408" calcext:value-type="float">
            <text:p>141408</text:p>
          </table:table-cell>
          <table:table-cell office:value-type="string" calcext:value-type="string">
            <text:p>UWR1</text:p>
          </table:table-cell>
          <table:table-cell/>
        </table:table-row>
        <table:table-row table:style-name="ro1">
          <table:table-cell office:value-type="string" calcext:value-type="string">
            <text:p>PA0137171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030" calcext:value-type="float">
            <text:p>581030</text:p>
          </table:table-cell>
          <table:table-cell office:value-type="float" office:value="581102" calcext:value-type="float">
            <text:p>581102</text:p>
          </table:table-cell>
          <table:table-cell office:value-type="float" office:value="85301" calcext:value-type="float">
            <text:p>85301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ปีต่อไป</text:p>
          </table:table-cell>
        </table:table-row>
        <table:table-row table:style-name="ro1">
          <table:table-cell office:value-type="string" calcext:value-type="string">
            <text:p>PA1041708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03" calcext:value-type="float">
            <text:p>581103</text:p>
          </table:table-cell>
          <table:table-cell office:value-type="float" office:value="155546" calcext:value-type="float">
            <text:p>15554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0833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04" calcext:value-type="float">
            <text:p>581104</text:p>
          </table:table-cell>
          <table:table-cell office:value-type="float" office:value="90934" calcext:value-type="float">
            <text:p>90934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0833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04" calcext:value-type="float">
            <text:p>581104</text:p>
          </table:table-cell>
          <table:table-cell office:value-type="float" office:value="91136" calcext:value-type="float">
            <text:p>9113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3844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10" calcext:value-type="float">
            <text:p>581110</text:p>
          </table:table-cell>
          <table:table-cell office:value-type="float" office:value="130454" calcext:value-type="float">
            <text:p>130454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งดรับปีต่อไป</text:p>
          </table:table-cell>
        </table:table-row>
        <table:table-row table:style-name="ro1">
          <table:table-cell office:value-type="string" calcext:value-type="string">
            <text:p>PA0135028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10" calcext:value-type="float">
            <text:p>581110</text:p>
          </table:table-cell>
          <table:table-cell office:value-type="float" office:value="72343" calcext:value-type="float">
            <text:p>72343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1040443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10" calcext:value-type="float">
            <text:p>581110</text:p>
          </table:table-cell>
          <table:table-cell office:value-type="float" office:value="72427" calcext:value-type="float">
            <text:p>7242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0948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113" calcext:value-type="float">
            <text:p>581113</text:p>
          </table:table-cell>
          <table:table-cell office:value-type="float" office:value="581116" calcext:value-type="float">
            <text:p>581116</text:p>
          </table:table-cell>
          <table:table-cell office:value-type="float" office:value="72828" calcext:value-type="float">
            <text:p>72828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1042664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26" calcext:value-type="float">
            <text:p>581126</text:p>
          </table:table-cell>
          <table:table-cell office:value-type="float" office:value="125036" calcext:value-type="float">
            <text:p>12503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1042670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26" calcext:value-type="float">
            <text:p>581126</text:p>
          </table:table-cell>
          <table:table-cell office:value-type="float" office:value="125258" calcext:value-type="float">
            <text:p>125258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35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126" calcext:value-type="float">
            <text:p>581126</text:p>
          </table:table-cell>
          <table:table-cell office:value-type="float" office:value="581127" calcext:value-type="float">
            <text:p>581127</text:p>
          </table:table-cell>
          <table:table-cell office:value-type="float" office:value="82917" calcext:value-type="float">
            <text:p>82917</text:p>
          </table:table-cell>
          <table:table-cell office:value-type="string" calcext:value-type="string">
            <text:p>UWR1</text:p>
          </table:table-cell>
          <table:table-cell/>
        </table:table-row>
        <table:table-row table:style-name="ro1">
          <table:table-cell office:value-type="string" calcext:value-type="string">
            <text:p>PA0135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126" calcext:value-type="float">
            <text:p>581126</text:p>
          </table:table-cell>
          <table:table-cell office:value-type="float" office:value="581127" calcext:value-type="float">
            <text:p>581127</text:p>
          </table:table-cell>
          <table:table-cell office:value-type="float" office:value="83044" calcext:value-type="float">
            <text:p>83044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1040444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27" calcext:value-type="float">
            <text:p>581127</text:p>
          </table:table-cell>
          <table:table-cell office:value-type="float" office:value="83238" calcext:value-type="float">
            <text:p>83238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รับต่อสัญญาปีต่อไป</text:p>
          </table:table-cell>
        </table:table-row>
        <table:table-row table:style-name="ro1">
          <table:table-cell office:value-type="string" calcext:value-type="string">
            <text:p>PA0135273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27" calcext:value-type="float">
            <text:p>581127</text:p>
          </table:table-cell>
          <table:table-cell office:value-type="float" office:value="91633" calcext:value-type="float">
            <text:p>91633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5083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127" calcext:value-type="float">
            <text:p>581127</text:p>
          </table:table-cell>
          <table:table-cell office:value-type="float" office:value="133417" calcext:value-type="float">
            <text:p>13341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237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0904" calcext:value-type="float">
            <text:p>580904</text:p>
          </table:table-cell>
          <table:table-cell office:value-type="float" office:value="581211" calcext:value-type="float">
            <text:p>581211</text:p>
          </table:table-cell>
          <table:table-cell office:value-type="float" office:value="91053" calcext:value-type="float">
            <text:p>91053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930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1231" calcext:value-type="float">
            <text:p>581231</text:p>
          </table:table-cell>
          <table:table-cell office:value-type="float" office:value="581215" calcext:value-type="float">
            <text:p>581215</text:p>
          </table:table-cell>
          <table:table-cell office:value-type="float" office:value="82242" calcext:value-type="float">
            <text:p>82242</text:p>
          </table:table-cell>
          <table:table-cell office:value-type="string" calcext:value-type="string">
            <text:p>UWR1</text:p>
          </table:table-cell>
          <table:table-cell/>
        </table:table-row>
        <table:table-row table:style-name="ro1">
          <table:table-cell office:value-type="string" calcext:value-type="string">
            <text:p>PA01293081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581215" calcext:value-type="float">
            <text:p>581215</text:p>
          </table:table-cell>
          <table:table-cell office:value-type="float" office:value="82316" calcext:value-type="float">
            <text:p>8231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บอกเลิกคืนเบี้ยบางส่วน</text:p>
          </table:table-cell>
        </table:table-row>
        <table:table-row table:style-name="ro1">
          <table:table-cell office:value-type="string" calcext:value-type="string">
            <text:p>PA0129308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81231" calcext:value-type="float">
            <text:p>581231</text:p>
          </table:table-cell>
          <table:table-cell office:value-type="float" office:value="581215" calcext:value-type="float">
            <text:p>581215</text:p>
          </table:table-cell>
          <table:table-cell office:value-type="float" office:value="82419" calcext:value-type="float">
            <text:p>82419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บอกเลิกสัญญาคืนเบี้ยบางส่วน</text:p>
          </table:table-cell>
        </table:table-row>
        <table:table-row table:style-name="ro1">
          <table:table-cell office:value-type="string" calcext:value-type="string">
            <text:p>PA0124361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2" calcext:value-type="float">
            <text:p>581222</text:p>
          </table:table-cell>
          <table:table-cell office:value-type="float" office:value="135832" calcext:value-type="float">
            <text:p>135832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48924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3" calcext:value-type="float">
            <text:p>581223</text:p>
          </table:table-cell>
          <table:table-cell office:value-type="float" office:value="103212" calcext:value-type="float">
            <text:p>103212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4659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3" calcext:value-type="float">
            <text:p>581223</text:p>
          </table:table-cell>
          <table:table-cell office:value-type="float" office:value="103518" calcext:value-type="float">
            <text:p>103518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3942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3" calcext:value-type="float">
            <text:p>581223</text:p>
          </table:table-cell>
          <table:table-cell office:value-type="float" office:value="103924" calcext:value-type="float">
            <text:p>103924</text:p>
          </table:table-cell>
          <table:table-cell office:value-type="string" calcext:value-type="string">
            <text:p>UWR1</text:p>
          </table:table-cell>
          <table:table-cell/>
        </table:table-row>
        <table:table-row table:style-name="ro1">
          <table:table-cell office:value-type="string" calcext:value-type="string">
            <text:p>PA0133942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3" calcext:value-type="float">
            <text:p>581223</text:p>
          </table:table-cell>
          <table:table-cell office:value-type="float" office:value="104106" calcext:value-type="float">
            <text:p>10410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3394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3" calcext:value-type="float">
            <text:p>581223</text:p>
          </table:table-cell>
          <table:table-cell office:value-type="float" office:value="104304" calcext:value-type="float">
            <text:p>104304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35045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3" calcext:value-type="float">
            <text:p>581223</text:p>
          </table:table-cell>
          <table:table-cell office:value-type="float" office:value="104413" calcext:value-type="float">
            <text:p>104413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10418275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24" calcext:value-type="float">
            <text:p>581224</text:p>
          </table:table-cell>
          <table:table-cell office:value-type="float" office:value="111543" calcext:value-type="float">
            <text:p>111543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6642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30" calcext:value-type="float">
            <text:p>581230</text:p>
          </table:table-cell>
          <table:table-cell office:value-type="float" office:value="94122" calcext:value-type="float">
            <text:p>94122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31734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30" calcext:value-type="float">
            <text:p>581230</text:p>
          </table:table-cell>
          <table:table-cell office:value-type="float" office:value="105737" calcext:value-type="float">
            <text:p>10573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งดรับสัญญาปีต่อไป</text:p>
          </table:table-cell>
        </table:table-row>
        <table:table-row table:style-name="ro1">
          <table:table-cell office:value-type="string" calcext:value-type="string">
            <text:p>PA0131734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30" calcext:value-type="float">
            <text:p>581230</text:p>
          </table:table-cell>
          <table:table-cell office:value-type="float" office:value="105925" calcext:value-type="float">
            <text:p>105925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งดรับสัญญาปีต่อไป</text:p>
          </table:table-cell>
        </table:table-row>
        <table:table-row table:style-name="ro1">
          <table:table-cell office:value-type="string" calcext:value-type="string">
            <text:p>PA0127905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81230" calcext:value-type="float">
            <text:p>581230</text:p>
          </table:table-cell>
          <table:table-cell office:value-type="float" office:value="120350" calcext:value-type="float">
            <text:p>120350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3504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581208" calcext:value-type="float">
            <text:p>581208</text:p>
          </table:table-cell>
          <table:table-cell office:value-type="float" office:value="590106" calcext:value-type="float">
            <text:p>590106</text:p>
          </table:table-cell>
          <table:table-cell office:value-type="float" office:value="100257" calcext:value-type="float">
            <text:p>10025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</text:p>
          </table:table-cell>
        </table:table-row>
        <table:table-row table:style-name="ro1">
          <table:table-cell office:value-type="string" calcext:value-type="string">
            <text:p>PA10431016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106" calcext:value-type="float">
            <text:p>590106</text:p>
          </table:table-cell>
          <table:table-cell office:value-type="float" office:value="111405" calcext:value-type="float">
            <text:p>111405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</text:p>
          </table:table-cell>
        </table:table-row>
        <table:table-row table:style-name="ro1">
          <table:table-cell office:value-type="string" calcext:value-type="string">
            <text:p>PA1042222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108" calcext:value-type="float">
            <text:p>590108</text:p>
          </table:table-cell>
          <table:table-cell office:value-type="float" office:value="153711" calcext:value-type="float">
            <text:p>153711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6979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118" calcext:value-type="float">
            <text:p>590118</text:p>
          </table:table-cell>
          <table:table-cell office:value-type="float" office:value="104936" calcext:value-type="float">
            <text:p>10493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งดรับต่อสัญญา</text:p>
          </table:table-cell>
        </table:table-row>
        <table:table-row table:style-name="ro1">
          <table:table-cell office:value-type="string" calcext:value-type="string">
            <text:p>PA01371711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118" calcext:value-type="float">
            <text:p>590118</text:p>
          </table:table-cell>
          <table:table-cell office:value-type="float" office:value="105730" calcext:value-type="float">
            <text:p>105730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22298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201" calcext:value-type="float">
            <text:p>590201</text:p>
          </table:table-cell>
          <table:table-cell office:value-type="float" office:value="150243" calcext:value-type="float">
            <text:p>150243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งดรับปีต่อไป</text:p>
          </table:table-cell>
        </table:table-row>
        <table:table-row table:style-name="ro1">
          <table:table-cell office:value-type="string" calcext:value-type="string">
            <text:p>PA0136634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201" calcext:value-type="float">
            <text:p>590201</text:p>
          </table:table-cell>
          <table:table-cell office:value-type="float" office:value="154214" calcext:value-type="float">
            <text:p>154214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1041464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201" calcext:value-type="float">
            <text:p>590201</text:p>
          </table:table-cell>
          <table:table-cell office:value-type="float" office:value="154333" calcext:value-type="float">
            <text:p>154333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สัญญาปีต่อไป</text:p>
          </table:table-cell>
        </table:table-row>
        <table:table-row table:style-name="ro1">
          <table:table-cell office:value-type="string" calcext:value-type="string">
            <text:p>PA0126989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202" calcext:value-type="float">
            <text:p>590202</text:p>
          </table:table-cell>
          <table:table-cell office:value-type="float" office:value="133306" calcext:value-type="float">
            <text:p>133306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012504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825" calcext:value-type="float">
            <text:p>580825</text:p>
          </table:table-cell>
          <table:table-cell office:value-type="float" office:value="590202" calcext:value-type="float">
            <text:p>590202</text:p>
          </table:table-cell>
          <table:table-cell office:value-type="float" office:value="134149" calcext:value-type="float">
            <text:p>134149</text:p>
          </table:table-cell>
          <table:table-cell/>
          <table:table-cell office:value-type="string" calcext:value-type="string">
            <text:p>บอกล้างสัญญา เนื่องจากพบโรคความดันโลหิตสูง</text:p>
          </table:table-cell>
        </table:table-row>
        <table:table-row table:style-name="ro1">
          <table:table-cell office:value-type="string" calcext:value-type="string">
            <text:p>PA1040444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1126" calcext:value-type="float">
            <text:p>581126</text:p>
          </table:table-cell>
          <table:table-cell office:value-type="float" office:value="590202" calcext:value-type="float">
            <text:p>590202</text:p>
          </table:table-cell>
          <table:table-cell office:value-type="float" office:value="134532" calcext:value-type="float">
            <text:p>134532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044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1126" calcext:value-type="float">
            <text:p>581126</text:p>
          </table:table-cell>
          <table:table-cell office:value-type="float" office:value="590202" calcext:value-type="float">
            <text:p>590202</text:p>
          </table:table-cell>
          <table:table-cell office:value-type="float" office:value="134748" calcext:value-type="float">
            <text:p>134748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0444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1126" calcext:value-type="float">
            <text:p>581126</text:p>
          </table:table-cell>
          <table:table-cell office:value-type="float" office:value="590202" calcext:value-type="float">
            <text:p>590202</text:p>
          </table:table-cell>
          <table:table-cell office:value-type="float" office:value="134958" calcext:value-type="float">
            <text:p>134958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670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1204" calcext:value-type="float">
            <text:p>581204</text:p>
          </table:table-cell>
          <table:table-cell office:value-type="float" office:value="590202" calcext:value-type="float">
            <text:p>590202</text:p>
          </table:table-cell>
          <table:table-cell office:value-type="float" office:value="135216" calcext:value-type="float">
            <text:p>135216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1218" calcext:value-type="float">
            <text:p>581218</text:p>
          </table:table-cell>
          <table:table-cell office:value-type="float" office:value="590202" calcext:value-type="float">
            <text:p>590202</text:p>
          </table:table-cell>
          <table:table-cell office:value-type="float" office:value="135406" calcext:value-type="float">
            <text:p>135406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1218" calcext:value-type="float">
            <text:p>581218</text:p>
          </table:table-cell>
          <table:table-cell office:value-type="float" office:value="590202" calcext:value-type="float">
            <text:p>590202</text:p>
          </table:table-cell>
          <table:table-cell office:value-type="float" office:value="135559" calcext:value-type="float">
            <text:p>135559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012503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1223" calcext:value-type="float">
            <text:p>581223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0002" calcext:value-type="float">
            <text:p>140002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012237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6602" calcext:value-type="float">
            <text:p>586602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0221" calcext:value-type="float">
            <text:p>140221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0122379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626" calcext:value-type="float">
            <text:p>580626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0326" calcext:value-type="float">
            <text:p>1403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0122379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626" calcext:value-type="float">
            <text:p>580626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0507" calcext:value-type="float">
            <text:p>140507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460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925" calcext:value-type="float">
            <text:p>580925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0703" calcext:value-type="float">
            <text:p>140703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46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925" calcext:value-type="float">
            <text:p>580925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0848" calcext:value-type="float">
            <text:p>140848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460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925" calcext:value-type="float">
            <text:p>580925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1024" calcext:value-type="float">
            <text:p>141024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460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925" calcext:value-type="float">
            <text:p>580925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1226" calcext:value-type="float">
            <text:p>141226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112" calcext:value-type="float">
            <text:p>590112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1712" calcext:value-type="float">
            <text:p>141712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112" calcext:value-type="float">
            <text:p>590112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1855" calcext:value-type="float">
            <text:p>141855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112" calcext:value-type="float">
            <text:p>590112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2020" calcext:value-type="float">
            <text:p>142020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112" calcext:value-type="float">
            <text:p>590112</text:p>
          </table:table-cell>
          <table:table-cell office:value-type="float" office:value="590202" calcext:value-type="float">
            <text:p>590202</text:p>
          </table:table-cell>
          <table:table-cell office:value-type="float" office:value="142255" calcext:value-type="float">
            <text:p>142255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01123077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60726" calcext:value-type="float">
            <text:p>560726</text:p>
          </table:table-cell>
          <table:table-cell office:value-type="float" office:value="590202" calcext:value-type="float">
            <text:p>590202</text:p>
          </table:table-cell>
          <table:table-cell office:value-type="float" office:value="162900" calcext:value-type="float">
            <text:p>162900</text:p>
          </table:table-cell>
          <table:table-cell/>
          <table:table-cell office:value-type="string" calcext:value-type="string">
            <text:p>บอกล้างสัญญา เนื่องจากพบมีการดื่มสุราประจำ</text:p>
          </table:table-cell>
        </table:table-row>
        <table:table-row table:style-name="ro1">
          <table:table-cell office:value-type="string" calcext:value-type="string">
            <text:p>PA1041508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590203" calcext:value-type="float">
            <text:p>590203</text:p>
          </table:table-cell>
          <table:table-cell office:value-type="float" office:value="104047" calcext:value-type="float">
            <text:p>104047</text:p>
          </table:table-cell>
          <table:table-cell office:value-type="string" calcext:value-type="string">
            <text:p>UWR1</text:p>
          </table:table-cell>
          <table:table-cell office:value-type="string" calcext:value-type="string">
            <text:p>แจ้งงดรับต่อสัญญาปีต่อไป</text:p>
          </table:table-cell>
        </table:table-row>
        <table:table-row table:style-name="ro1">
          <table:table-cell office:value-type="string" calcext:value-type="string">
            <text:p>PA1042671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203" calcext:value-type="float">
            <text:p>590203</text:p>
          </table:table-cell>
          <table:table-cell office:value-type="float" office:value="590208" calcext:value-type="float">
            <text:p>590208</text:p>
          </table:table-cell>
          <table:table-cell office:value-type="float" office:value="124714" calcext:value-type="float">
            <text:p>124714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203" calcext:value-type="float">
            <text:p>590203</text:p>
          </table:table-cell>
          <table:table-cell office:value-type="float" office:value="590208" calcext:value-type="float">
            <text:p>590208</text:p>
          </table:table-cell>
          <table:table-cell office:value-type="float" office:value="125601" calcext:value-type="float">
            <text:p>125601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  <table:table-row table:style-name="ro1">
          <table:table-cell office:value-type="string" calcext:value-type="string">
            <text:p>PA1042268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90203" calcext:value-type="float">
            <text:p>590203</text:p>
          </table:table-cell>
          <table:table-cell office:value-type="float" office:value="590208" calcext:value-type="float">
            <text:p>590208</text:p>
          </table:table-cell>
          <table:table-cell office:value-type="float" office:value="125732" calcext:value-type="float">
            <text:p>125732</text:p>
          </table:table-cell>
          <table:table-cell/>
          <table:table-cell office:value-type="string" calcext:value-type="string">
            <text:p>บอกล้างสัญญา เนื่องจากปกปิดข้อมูลประกันร่วม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Tahoma" style:language-complex="th" style:country-complex="TH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4T10:12:30.757000000</meta:creation-date>
    <dc:date>2020-07-14T10:12:52.860000000</dc:date>
    <meta:editing-duration>PT22S</meta:editing-duration>
    <meta:editing-cycles>1</meta:editing-cycles>
    <meta:document-statistic meta:table-count="1" meta:cell-count="1154" meta:object-count="0"/>
    <meta:generator>LibreOffice/6.3.4.2$Windows_X86_64 LibreOffice_project/60da17e045e08f1793c57c00ba83cdfce946d0aa</meta:generator>
  </office:meta>
</office:document-meta>
</file>